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ofdifferentbetweenGDBdebugnormalprogramandKGTP" style:family="table">
      <style:table-properties style:width="17.013cm" fo:margin-left="0cm" table:align="left"/>
    </style:style>
    <style:style style:name="TableofdifferentbetweenGDBdebugnormalprogramandKGTP.A" style:family="table-column">
      <style:table-column-properties style:column-width="4.048cm"/>
    </style:style>
    <style:style style:name="TableofdifferentbetweenGDBdebugnormalprogramandKGTP.B" style:family="table-column">
      <style:table-column-properties style:column-width="7.285cm"/>
    </style:style>
    <style:style style:name="TableofdifferentbetweenGDBdebugnormalprogramandKGTP.C" style:family="table-column">
      <style:table-column-properties style:column-width="5.68cm"/>
    </style:style>
    <style:style style:name="TableofdifferentbetweenGDBdebugnormalprogramandKGTP.A1" style:family="table-cell">
      <style:table-cell-properties fo:padding="0.097cm" fo:border-left="0.05pt solid #000000" fo:border-right="none" fo:border-top="0.05pt solid #000000" fo:border-bottom="0.05pt solid #000000"/>
    </style:style>
    <style:style style:name="TableofdifferentbetweenGDBdebugnormalprogramandKGTP.C1" style:family="table-cell">
      <style:table-cell-properties fo:padding="0.097cm" fo:border="0.05pt solid #000000"/>
    </style:style>
    <style:style style:name="TableofdifferentbetweenGDBdebugnormalprogramandKGTP.A2" style:family="table-cell">
      <style:table-cell-properties fo:padding="0.097cm" fo:border-left="0.05pt solid #000000" fo:border-right="none" fo:border-top="none" fo:border-bottom="0.05pt solid #000000"/>
    </style:style>
    <style:style style:name="TableofdifferentbetweenGDBdebugnormalprogramandKGTP.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center" style:justify-single-word="false"/>
    </style:style>
    <style:style style:name="P6" style:family="paragraph" style:parent-style-name="Heading_20_1">
      <style:paragraph-properties fo:text-align="start" style:justify-single-word="false" fo:break-before="page"/>
      <style:text-properties fo:font-variant="normal" fo:text-transform="none" fo:color="#000000" style:font-name="arial" fo:font-size="24pt" fo:letter-spacing="normal" fo:font-style="normal"/>
    </style:style>
    <style:style style:name="P7" style:family="paragraph" style:parent-style-name="Footer">
      <style:paragraph-properties fo:text-align="center" style:justify-single-word="false"/>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arial" fo:font-size="9pt" fo:letter-spacing="normal" fo:font-style="normal"/>
    </style:style>
    <style:style style:name="T2" style:family="text">
      <style:text-properties fo:font-variant="normal" fo:text-transform="none" fo:color="#000000" style:font-name="arial" fo:font-size="9pt" fo:letter-spacing="normal" fo:font-style="normal" fo:font-weight="normal" style:font-weight-asian="normal" style:font-weight-complex="normal"/>
    </style:style>
    <style:style style:name="T3" style:family="text">
      <style:text-properties fo:font-variant="normal" fo:text-transform="none" fo:color="#000000" style:font-name="arial" fo:font-size="9pt" fo:letter-spacing="normal" fo:font-style="normal" fo:font-weight="bold" style:font-weight-asian="bold" style:font-weight-complex="bold"/>
    </style:style>
    <style:style style:name="T4" style:family="text">
      <style:text-properties fo:font-variant="normal" fo:text-transform="none" fo:color="#000000" style:font-name="arial" fo:letter-spacing="normal" fo:font-style="normal" fo:font-weight="bold" style:font-weight-asian="bold" style:font-weight-complex="bold"/>
    </style:style>
    <style:style style:name="T5"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p text:style-name="P2"/>
      <text:p text:style-name="P2"/>
      <text:p text:style-name="P2"/>
      <text:p text:style-name="P2"/>
      <text:p text:style-name="P2"/>
      <text:p text:style-name="P2"/>
      <text:p text:style-name="P1">Linux Kernel GDB tracepoint module (KGTP)</text:p>
      <text:p text:style-name="P1"/>
      <text:p text:style-name="P2"><text:a xlink:type="simple" xlink:href="https://code.google.com/p/kgtp/wiki/HOWTO">https://code.google.com/p/kgtp/wiki/HOWTO</text:a></text:p>
      <text:p text:style-name="P2">Update in 2013-06-26</text:p>
      <text:p text:style-name="P2"/>
      <text:table-of-content text:style-name="Sect1" text:protected="true" text:name="内容目录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0">Table of contents</text:p>
          </text:index-title>
          <text:p text:style-name="P11"><text:a xlink:type="simple" xlink:href="#__RefHeading__238_1462447338" text:style-name="Index_20_Link" text:visited-style-name="Index_20_Link">What is KGTP<text:tab/>3</text:a></text:p>
          <text:p text:style-name="P11"><text:a xlink:type="simple" xlink:href="#__RefHeading__240_1462447338" text:style-name="Index_20_Link" text:visited-style-name="Index_20_Link">Get help or report issues about KGTP<text:tab/>4</text:a></text:p>
        </text:index-body>
      </text:table-of-content>
      <text:p text:style-name="P2"/>
      <text:h text:style-name="P6" text:outline-level="1"><text:bookmark-start text:name="__RefHeading__238_1462447338"/>What is KGTP<text:bookmark-end text:name="__RefHeading__238_1462447338"/></text:h>
      <text:p text:style-name="P3"><text:span text:style-name="T7">KGTP</text:span> is a <text:span text:style-name="T6">flexible</text:span>, <text:span text:style-name="T6">lightweight</text:span> and <text:span text:style-name="T6">realtime</text:span> <text:span text:style-name="T7">Linux</text:span> (include <text:span text:style-name="T7">Android</text:span>) <text:span text:style-name="T7">debugger</text:span> and <text:span text:style-name="T7">tracer</text:span>.</text:p>
      <text:p text:style-name="P3">To use it, you don't need patch or rebuild the Linux kernel. Just build KGTP module and insmod it is OK.</text:p>
      <text:p text:style-name="P3"/>
      <text:p text:style-name="P3">It makes Linux Kernel supply a GDB remote debug interface. Then GDB in current machine or remote machine can debug and trace Linux kernel and user space program through GDB tracepoint and some other functions without stopping the Linux Kernel.</text:p>
      <text:p text:style-name="P3">And even if the board doesn't have GDB on it and doesn't have interface for remote debug. It can debug the Linux Kernel using offline debug (See HOWTO#/sys/kernel/debug/gtpframe_and_offline_debug).</text:p>
      <text:p text:style-name="P3"/>
      <text:p text:style-name="P3">KGTP supports <text:span text:style-name="T7">X86-32</text:span>, <text:span text:style-name="T7">X86-64</text:span>, <text:span text:style-name="T7">MIPS</text:span> and <text:span text:style-name="T7">ARM</text:span>.</text:p>
      <text:p text:style-name="P3">KGTP is tested on Linux kernel <text:span text:style-name="T7">2.6.18</text:span> to <text:span text:style-name="T7">upstream</text:span>.</text:p>
      <text:p text:style-name="P3"/>
      <text:p text:style-name="P3">For new user of KGTP, please go to see <text:a xlink:type="simple" xlink:href="https://code.google.com/p/kgtp/wiki/Quickstart">Quickstart</text:a>.</text:p>
      <text:p text:style-name="P3"/>
      <text:p text:style-name="P3">Please go to <text:a xlink:type="simple" xlink:href="https://code.google.com/p/kgtp/wiki/UPDATE">UPDATE</text:a> to get more info about KGTP update.</text:p>
      <text:h text:style-name="P6" text:outline-level="1"><text:bookmark-start text:name="__RefHeading__240_1462447338"/>Get help or report issues about KGTP<text:bookmark-end text:name="__RefHeading__240_1462447338"/></text:h>
      <text:p text:style-name="P3">You can post it to <text:a xlink:type="simple" xlink:href="http://code.google.com/p/kgtp/issues/list">http://code.google.com/p/kgtp/issues/list</text:a>, write Email to kgtp@freelists.org or write Email to teawater@gmail.com .</text:p>
      <text:p text:style-name="P3">The KGTP team will try our best to help you.</text:p>
      <text:h text:style-name="P6" text:outline-level="1">Table of different between GDB debug normal program and KGTP</text:h>
      <text:p text:style-name="P3">This table is for the people that have experience using GDB debug normal program. It will help you understand and remember the function of KGTP.</text:p>
      <table:table table:name="TableofdifferentbetweenGDBdebugnormalprogramandKGTP" table:style-name="TableofdifferentbetweenGDBdebugnormalprogramandKGTP">
        <table:table-column table:style-name="TableofdifferentbetweenGDBdebugnormalprogramandKGTP.A"/>
        <table:table-column table:style-name="TableofdifferentbetweenGDBdebugnormalprogramandKGTP.B"/>
        <table:table-column table:style-name="TableofdifferentbetweenGDBdebugnormalprogramandKGTP.C"/>
        <table:table-row>
          <table:table-cell table:style-name="TableofdifferentbetweenGDBdebugnormalprogramandKGTP.A1" office:value-type="string">
            <text:p text:style-name="Text_20_body"><text:span text:style-name="Strong_20_Emphasis"><text:span text:style-name="T5">Function</text:span></text:span></text:p>
          </table:table-cell>
          <table:table-cell table:style-name="TableofdifferentbetweenGDBdebugnormalprogramandKGTP.A1" office:value-type="string">
            <text:p text:style-name="P9">GDB debug normal program</text:p>
          </table:table-cell>
          <table:table-cell table:style-name="TableofdifferentbetweenGDBdebugnormalprogramandKGTP.C1" office:value-type="string">
            <text:p text:style-name="P9">GDB control KGTP debug Linux kernel</text:p>
          </table:table-cell>
        </table:table-row>
        <table:table-row>
          <table:table-cell table:style-name="TableofdifferentbetweenGDBdebugnormalprogramandKGTP.A2" office:value-type="string">
            <text:p text:style-name="Text_20_body">Preparatory work</text:p>
          </table:table-cell>
          <table:table-cell table:style-name="TableofdifferentbetweenGDBdebugnormalprogramandKGTP.A2" office:value-type="string">
            <text:p text:style-name="P8">Have a GDB installed in your system. <text:s/>Program built with "-g".</text:p>
          </table:table-cell>
          <table:table-cell table:style-name="TableofdifferentbetweenGDBdebugnormalprogramandKGTP.C2" office:value-type="string">
            <text:p text:style-name="P8">KGTP need GDB 7.6 or newer version because it use some new functions of GDB. If your system doesn't supply it，you can get new version GDB in <text:a xlink:type="simple" xlink:href="http://code.google.com/p/gdbt/">http://code.google.com/p/gdbt/</text:a> and you can get an introduce about howto built new GDB step by step in there.</text:p>
            <text:p text:style-name="P8">You alse need do some preparatory work with Linux kernel and KGTP. Please goto <text:a xlink:type="simple" xlink:href="https://code.google.com/p/kgtp/wiki/HOWTO#Preparatory_work_before_use_KGTP">HOWTO#Preparatory_work_before_use_KGTP</text:a> get howto do it.</text:p>
          </table:table-cell>
        </table:table-row>
        <table:table-row>
          <table:table-cell table:style-name="TableofdifferentbetweenGDBdebugnormalprogramandKGTP.A2" office:value-type="string">
            <text:p text:style-name="Text_20_body">Attach</text:p>
          </table:table-cell>
          <table:table-cell table:style-name="TableofdifferentbetweenGDBdebugnormalprogramandKGTP.A2" office:value-type="string">
            <text:p text:style-name="P8">Use command "gdb -p pid" or GDB command "attach pid" can attach a program that running in the system.</text:p>
          </table:table-cell>
          <table:table-cell table:style-name="TableofdifferentbetweenGDBdebugnormalprogramandKGTP.C2" office:value-type="string">
            <text:p text:style-name="P8">Need insmod gtp.ko first, see #Exec_it.</text:p>
            <text:p text:style-name="P8">Then let GDB connect to KGTP, see #Make_GDB_connect_to_gtp.</text:p>
            <text:p text:style-name="P8">Please note that after GDB connect to KGTP, Linux kernel will not stop.</text:p>
          </table:table-cell>
        </table:table-row>
        <table:table-row>
          <table:table-cell table:style-name="TableofdifferentbetweenGDBdebugnormalprogramandKGTP.A2" office:value-type="string">
            <text:p text:style-name="Text_20_body">Breakpoints</text:p>
          </table:table-cell>
          <table:table-cell table:style-name="TableofdifferentbetweenGDBdebugnormalprogramandKGTP.A2" office:value-type="string">
            <text:p text:style-name="P8">GDB command "b place_will_stop", let program execute after this command. Then programe will stop in the place that setup a breakpoint.</text:p>
          </table:table-cell>
          <table:table-cell table:style-name="TableofdifferentbetweenGDBdebugnormalprogramandKGTP.C2" office:value-type="string">
            <text:p text:style-name="P8">KGTP doesn't support breakpoints but it support tracepoints. Tracepoints can be considered as a special kind of breakpoints. It can be setup in some <text:soft-page-break/>place of Linux kernel and define some commands that you want to do in its actions. When tracepoints start, they will execute these commands when Linux kernel execute to these place. When tracepoint stop, you can use some GDB commands parse the data that get by tracepoints like what you do when program stop by breakpoints. Difference is breakpoints will stop the program But the tracepoints of KGTP not. Please goto #GDB_tracepoint get howto use it.</text:p>
          </table:table-cell>
        </table:table-row>
        <table:table-row>
          <table:table-cell table:style-name="TableofdifferentbetweenGDBdebugnormalprogramandKGTP.A2" office:value-type="string">
            <text:p text:style-name="Text_20_body">Memory read</text:p>
          </table:table-cell>
          <table:table-cell table:style-name="TableofdifferentbetweenGDBdebugnormalprogramandKGTP.A2" office:value-type="string">
            <text:p text:style-name="P8">After GDB stop the program(maybe doesn't need), it can read memory of program with GDB command "print", "x" and so on.</text:p>
          </table:table-cell>
          <table:table-cell table:style-name="TableofdifferentbetweenGDBdebugnormalprogramandKGTP.C2" office:value-type="string">
            <text:p text:style-name="P8">You can set special actions to collect memory to traceframe in tracepoints, and get the its value when tracepoint stop.#collect_expr1,_expr2,_... #Use_tfind_select_the_entry_inside_the_trace_frame_info </text:p>
            <text:p text:style-name="P8">Or you can read memory directly when Linux kernel or program is running.#Direct_access_the_current_value_in_normal_mode</text:p>
          </table:table-cell>
        </table:table-row>
        <table:table-row>
          <table:table-cell table:style-name="TableofdifferentbetweenGDBdebugnormalprogramandKGTP.A2" office:value-type="string">
            <text:p text:style-name="Text_20_body">Step and continue</text:p>
          </table:table-cell>
          <table:table-cell table:style-name="TableofdifferentbetweenGDBdebugnormalprogramandKGTP.A2" office:value-type="string">
            <text:p text:style-name="P8">GDB can continue program execution with command "continue" and stop it with CTRL-C.</text:p>
          </table:table-cell>
          <table:table-cell table:style-name="TableofdifferentbetweenGDBdebugnormalprogramandKGTP.C2" office:value-type="string">
            <text:p text:style-name="P8">KGTP never stop the Linux kernel. But tracepoint can be start and stop.#Start_and_stop_the_tracepoint </text:p>
            <text:p text:style-name="P8">Or use while-stepping tracepoint record Linux kernel with some times <text:soft-page-break/>single step and Let KGTP switch to replay mode. Then it support execution commands (continue, step) and reverse-execute commands (reverse-continue, reverse-step). #Use_while-stepping_let_Linux_kernel_do_single_step</text:p>
          </table:table-cell>
        </table:table-row>
        <table:table-row>
          <table:table-cell table:style-name="TableofdifferentbetweenGDBdebugnormalprogramandKGTP.A2" office:value-type="string">
            <text:p text:style-name="Text_20_body">Backtrace</text:p>
          </table:table-cell>
          <table:table-cell table:style-name="TableofdifferentbetweenGDBdebugnormalprogramandKGTP.A2" office:value-type="string">
            <text:p text:style-name="P8">GDB can print backtrace of all stack frames with command "backtrace".</text:p>
          </table:table-cell>
          <table:table-cell table:style-name="TableofdifferentbetweenGDBdebugnormalprogramandKGTP.C2" office:value-type="string">
            <text:p text:style-name="P8">KGTP can do it too.#Howto_backtrace_(stack_dump)</text:p>
          </table:table-cell>
        </table:table-row>
        <table:table-row>
          <table:table-cell table:style-name="TableofdifferentbetweenGDBdebugnormalprogramandKGTP.A2" office:value-type="string">
            <text:p text:style-name="Text_20_body">Watchpoint</text:p>
          </table:table-cell>
          <table:table-cell table:style-name="TableofdifferentbetweenGDBdebugnormalprogramandKGTP.A2" office:value-type="string">
            <text:p text:style-name="P8">GDB can let programe stop when some memory access happen with watchpoint.</text:p>
          </table:table-cell>
          <table:table-cell table:style-name="TableofdifferentbetweenGDBdebugnormalprogramandKGTP.C2" office:value-type="string">
            <text:p text:style-name="P8">KGTP can record the memory access with watch tracepoint. #Howto_use_watch_tracepoint_control_hardware_breakpoints_to_recor</text:p>
          </table:table-cell>
        </table:table-row>
        <table:table-row>
          <table:table-cell table:style-name="TableofdifferentbetweenGDBdebugnormalprogramandKGTP.A2" office:value-type="string">
            <text:p text:style-name="Text_20_body">Call function</text:p>
          </table:table-cell>
          <table:table-cell table:style-name="TableofdifferentbetweenGDBdebugnormalprogramandKGTP.A2" office:value-type="string">
            <text:p text:style-name="P8">GDB can call function of program with command "call function(xx,xx)".</text:p>
          </table:table-cell>
          <table:table-cell table:style-name="TableofdifferentbetweenGDBdebugnormalprogramandKGTP.C2" office:value-type="string">
            <text:p text:style-name="P8">KGTP can call function of Linux kernel with plugin.#How_to_add_plugin_in_C</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subject/></text:p>
      </style:header>
      <style:footer>
        <text:p text:style-name="MP1"><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3.5$Linux_X86_64 LibreOffice_project/350m1$Build-2</meta:generator>
    <dc:date>2013-07-10T17:20:25</dc:date>
    <dc:creator>teawater </dc:creator>
    <meta:editing-duration>PT1H16M40S</meta:editing-duration>
    <meta:editing-cycles>67</meta:editing-cycles>
    <dc:description>https://code.google.com/p/kgtp/wiki/HOWTO
Update in 2013-06-26</dc:description>
    <dc:title>Linux Kernel GDB tracepoint module (KGTP)</dc:title>
    <meta:document-statistic meta:table-count="1" meta:image-count="0" meta:object-count="0" meta:page-count="7" meta:paragraph-count="54" meta:word-count="671" meta:character-count="4404" meta:non-whitespace-character-count="3782"/>
  </office:meta>
</office:document-meta>
</file>